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7.493cm"/>
    </style:style>
    <style:style style:name="co2" style:family="table-column">
      <style:table-column-properties fo:break-before="auto" style:column-width="14.012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5.35516666666667cm"/>
    </style:style>
    <style:style style:name="co6" style:family="table-column">
      <style:table-column-properties fo:break-before="auto" style:column-width="13.462cm"/>
    </style:style>
    <style:style style:name="co7" style:family="table-column">
      <style:table-column-properties fo:break-before="auto" style:column-width="4.21216666666667cm"/>
    </style:style>
    <style:style style:name="co8" style:family="table-column">
      <style:table-column-properties fo:break-before="auto" style:column-width="9.37683333333333cm"/>
    </style:style>
    <style:style style:name="co9" style:family="table-column">
      <style:table-column-properties fo:break-before="auto" style:column-width="5.22816666666667cm"/>
    </style:style>
    <style:style style:name="co10" style:family="table-column">
      <style:table-column-properties fo:break-before="auto" style:column-width="12.9751666666667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56116666666667cm"/>
    </style:style>
    <style:style style:name="co13" style:family="table-column">
      <style:table-column-properties fo:break-before="auto" style:column-width="10.3928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q_Funciona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Funcion</text:p>
          </table:table-cell>
          <table:table-cell office:value-type="string" table:style-name="ce3">
            <text:p>Descripcion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F1 -Registro y Autenticacion</text:p>
          </table:table-cell>
          <table:table-cell office:value-type="string" table:style-name="ce4">
            <text:p>Permite a los usuarios registrarse como estudiantes o tutores, creando perfiles como informacion personal y academica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F2 -Busqueda de tutores</text:p>
          </table:table-cell>
          <table:table-cell office:value-type="string" table:style-name="ce4">
            <text:p>Facilita la busqueda de tutores por materia, nivel academico, ubicación, disponibilidad horaria y precio por sesion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F2 -Perfiles de tutores</text:p>
          </table:table-cell>
          <table:table-cell office:value-type="string" table:style-name="ce4">
            <text:p>Muestra informacion detallada de cada tutor, incluyendo su experiencia, calificaciones, reseñas de estudiantes y areas de especializacion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RF3 -Programacion de sesiones</text:p>
          </table:table-cell>
          <table:table-cell office:value-type="string" table:style-name="ce6">
            <text:p>Permite a estudiantes programar sesiones de tutoria con tutores disponibles, seleccionado fecha, hora y materia.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RF4 -Comunicación y gestion de sesiones</text:p>
          </table:table-cell>
          <table:table-cell office:value-type="string" table:style-name="ce6">
            <text:p>Brinda un espacio virtual para que estudiantes y tutores se comuniquen antes, durante y despues de las sesiones de tutoria.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RF5 -Material de estudio</text:p>
          </table:table-cell>
          <table:table-cell office:value-type="string" table:style-name="ce6">
            <text:p>Permite a estudiantes y tutores compartir y descargar materiales de estudio, como apuntes, examenes, presentacion y recursos adicionales.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RF6 -Busqueda de recursos</text:p>
          </table:table-cell>
          <table:table-cell office:value-type="string" table:style-name="ce6">
            <text:p>Facilita la busqueda de recursos educativos por materia, nivel academico y tipo de curso (talleres, examenes, informacion relevante).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RF7 -Calificacion y reseñas</text:p>
          </table:table-cell>
          <table:table-cell office:value-type="string" table:style-name="ce6">
            <text:p>Permite a estudiantes evaluar la calidad de las sesiones de tutoria con tutores, dejando reseñas y calificaciones.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RF8 -Administracion de usuarios</text:p>
          </table:table-cell>
          <table:table-cell office:value-type="string" table:style-name="ce6">
            <text:p>Permite a administradores gestionar usuarios (estudiantes y tutores), revisar perfiles, aprobar tutores, monitorear sesiones y generar informes.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Req_NoFuncionales" table:style-name="ta2">
        <table:table-column table:style-name="co5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Funcion</text:p>
          </table:table-cell>
          <table:table-cell office:value-type="string" table:style-name="ce3">
            <text:p>Descripcion<text:s/>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NF1- Rendimiento</text:p>
          </table:table-cell>
          <table:table-cell office:value-type="string" table:style-name="ce4">
            <text:p>La plataforma debe ser accesible y responder rapidamente, incluso con un alto numero de usuarios simultaneos.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RNF2- Seguridad</text:p>
          </table:table-cell>
          <table:table-cell office:value-type="string" table:style-name="ce4">
            <text:p>La plataforma debe proteger la informacion personal y academica de los usuarios, utilizando medidas de seguridad robustas como cifrado de datos y autenticacion segura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NF3 -Usabilidad</text:p>
          </table:table-cell>
          <table:table-cell office:value-type="string" table:style-name="ce4">
            <text:p>La plataforma debe ser facil de usar e intuitiva para estudiantes y tutores, con una interfaz amigable y navegacion sencilla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NF4 -Disponiblidad</text:p>
          </table:table-cell>
          <table:table-cell office:value-type="string" table:style-name="ce6">
            <text:p>La plataforma debe estar disponible las 24 horas del dia, los 7 dias de la semana, con un minimo de tiempo de inactividad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NF5 -Escalabilidad</text:p>
          </table:table-cell>
          <table:table-cell office:value-type="string" table:style-name="ce6">
            <text:p>La plataforma debe ser escalable para adaptarse al crecimiento del numero de usuarios y sesiones de tutoria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NF6 -Mantenimiento</text:p>
          </table:table-cell>
          <table:table-cell office:value-type="string" table:style-name="ce6">
            <text:p>La plataforma debe ser facil de mantener y actualizar, con un proceso de implementacion de nuevas funciones eficiente.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Casos_de_Uso(Tutores)" table:style-name="ta3"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Caso de Uso</text:p>
          </table:table-cell>
          <table:table-cell office:value-type="string" table:style-name="ce3">
            <text:p>Actor</text:p>
          </table:table-cell>
          <table:table-cell office:value-type="string" table:style-name="ce3">
            <text:p>Descripcion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U1</text:p>
          </table:table-cell>
          <table:table-cell office:value-type="string" table:style-name="ce5">
            <text:p>Registrarse</text:p>
          </table:table-cell>
          <table:table-cell office:value-type="string" table:style-name="ce5">
            <text:p>Tutor</text:p>
          </table:table-cell>
          <table:table-cell office:value-type="string" table:style-name="ce4">
            <text:p>El tutor crea una cuenta en la plataforma, proporcionando informacion personal, academica y experiencia como tutor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U2</text:p>
          </table:table-cell>
          <table:table-cell office:value-type="string" table:style-name="ce5">
            <text:p>Iniciar sesion</text:p>
          </table:table-cell>
          <table:table-cell office:value-type="string" table:style-name="ce5">
            <text:p>Tutor</text:p>
          </table:table-cell>
          <table:table-cell office:value-type="string" table:style-name="ce5">
            <text:p>El tutor ingresa su informacion para acceder a su cuenta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3</text:p>
          </table:table-cell>
          <table:table-cell office:value-type="string" table:style-name="ce5">
            <text:p>Editar perfil</text:p>
          </table:table-cell>
          <table:table-cell office:value-type="string" table:style-name="ce5">
            <text:p>Tutor</text:p>
          </table:table-cell>
          <table:table-cell office:value-type="string" table:style-name="ce4">
            <text:p>El tutor modifica su informacion personal, academica y experiencia como tutor en su perfil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4</text:p>
          </table:table-cell>
          <table:table-cell office:value-type="string" table:style-name="ce5">
            <text:p>Ver solicitud de tutoria</text:p>
          </table:table-cell>
          <table:table-cell office:value-type="string" table:style-name="ce5">
            <text:p>Tutor</text:p>
          </table:table-cell>
          <table:table-cell office:value-type="string" table:style-name="ce4">
            <text:p>El tutor visualiza las solicitudes de tutoria de estudiantes que buscan ayuda en materias especificas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5</text:p>
          </table:table-cell>
          <table:table-cell office:value-type="string" table:style-name="ce5">
            <text:p>Aceptar solicitud</text:p>
          </table:table-cell>
          <table:table-cell office:value-type="string" table:style-name="ce5">
            <text:p>Tutor</text:p>
          </table:table-cell>
          <table:table-cell office:value-type="string" table:style-name="ce4">
            <text:p>El tutor acepta una solicitud de tutoria de un estudiante, confirmando la fecha, hora y materia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U6</text:p>
          </table:table-cell>
          <table:table-cell office:value-type="string" table:style-name="ce4">
            <text:p>Comunicarse con estudiante</text:p>
          </table:table-cell>
          <table:table-cell office:value-type="string" table:style-name="ce5">
            <text:p>Tutor</text:p>
          </table:table-cell>
          <table:table-cell office:value-type="string" table:style-name="ce4">
            <text:p>El tutor se comunica con un estudiante antes, durante o despues de una sesion de tutoria a traves de la plataforma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7<text:s/></text:p>
          </table:table-cell>
          <table:table-cell office:value-type="string" table:style-name="ce5">
            <text:p>Subir material de estudio</text:p>
          </table:table-cell>
          <table:table-cell office:value-type="string" table:style-name="ce5">
            <text:p>Tutor</text:p>
          </table:table-cell>
          <table:table-cell office:value-type="string" table:style-name="ce4">
            <text:p>El tutor sube materiales de estudio para compartir con sus estudiantes, como apuntes, examenes o presentacion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8</text:p>
          </table:table-cell>
          <table:table-cell office:value-type="string" table:style-name="ce4">
            <text:p>Ver calificaciones y reseñas<text:s/></text:p>
          </table:table-cell>
          <table:table-cell office:value-type="string" table:style-name="ce5">
            <text:p>Tutor</text:p>
          </table:table-cell>
          <table:table-cell office:value-type="string" table:style-name="ce4">
            <text:p>El tutor visualiza las calificaciones y reseñas que los estudiantes han dejado sobre sus sesiones de tutoria.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Casos_de_Uso(Estudiantes)" table:style-name="ta4"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Caso de Uso</text:p>
          </table:table-cell>
          <table:table-cell office:value-type="string" table:style-name="ce3">
            <text:p>Actor</text:p>
          </table:table-cell>
          <table:table-cell office:value-type="string" table:style-name="ce3">
            <text:p>Descripcio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1</text:p>
          </table:table-cell>
          <table:table-cell office:value-type="string" table:style-name="ce5">
            <text:p>Registrarse<text:s/></text:p>
          </table:table-cell>
          <table:table-cell office:value-type="string" table:style-name="ce5">
            <text:p>Estudiante</text:p>
          </table:table-cell>
          <table:table-cell office:value-type="string" table:style-name="ce4">
            <text:p>El estudiante crea una cuenta en la plataforma proporcionando informacion personal academica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U2</text:p>
          </table:table-cell>
          <table:table-cell office:value-type="string" table:style-name="ce5">
            <text:p>Iniciar Sesion</text:p>
          </table:table-cell>
          <table:table-cell office:value-type="string" table:style-name="ce5">
            <text:p>Estudiante</text:p>
          </table:table-cell>
          <table:table-cell office:value-type="string" table:style-name="ce5">
            <text:p>El estudiante ingresa sus datos para acceder a su cuenta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U3</text:p>
          </table:table-cell>
          <table:table-cell office:value-type="string" table:style-name="ce5">
            <text:p>Editar perfil</text:p>
          </table:table-cell>
          <table:table-cell office:value-type="string" table:style-name="ce5">
            <text:p>Estudiante</text:p>
          </table:table-cell>
          <table:table-cell office:value-type="string" table:style-name="ce5">
            <text:p>El estudiante modifica su informacion personal y academica en su perfil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4</text:p>
          </table:table-cell>
          <table:table-cell office:value-type="string" table:style-name="ce5">
            <text:p>Buscar tutores</text:p>
          </table:table-cell>
          <table:table-cell office:value-type="string" table:style-name="ce5">
            <text:p>Estudiante</text:p>
          </table:table-cell>
          <table:table-cell office:value-type="string" table:style-name="ce4">
            <text:p>El estudiante busca tutores por materia, nivel academico, ubicación, disponibilidad horaria y precio por sesion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5</text:p>
          </table:table-cell>
          <table:table-cell office:value-type="string" table:style-name="ce5">
            <text:p>Ver perfil de tutor</text:p>
          </table:table-cell>
          <table:table-cell office:value-type="string" table:style-name="ce5">
            <text:p>Estudiante</text:p>
          </table:table-cell>
          <table:table-cell office:value-type="string" table:style-name="ce4">
            <text:p>El estudiante visualiza la informacion detallada de un tutor, incluyendo su experiencia, calificaciones, reseñas y areas de especializacion.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CU6</text:p>
          </table:table-cell>
          <table:table-cell office:value-type="string" table:style-name="ce8">
            <text:p>Programar sesion<text:s/></text:p>
          </table:table-cell>
          <table:table-cell office:value-type="string" table:style-name="ce8">
            <text:p>Estudiante</text:p>
          </table:table-cell>
          <table:table-cell office:value-type="string" table:style-name="ce6">
            <text:p>El estudiante programa una sesion de tutoria con un tutor disponible, seleccionando fecha, hora y materia.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CU7</text:p>
          </table:table-cell>
          <table:table-cell office:value-type="string" table:style-name="ce8">
            <text:p>Descargar material de estudio</text:p>
          </table:table-cell>
          <table:table-cell office:value-type="string" table:style-name="ce8">
            <text:p>Estudiante</text:p>
          </table:table-cell>
          <table:table-cell office:value-type="string" table:style-name="ce6">
            <text:p>El estudiante descarga materiales de estudio compartidos por otros estudiantes o tutores.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CU8</text:p>
          </table:table-cell>
          <table:table-cell office:value-type="string" table:style-name="ce8">
            <text:p>Buscar recursos educativos</text:p>
          </table:table-cell>
          <table:table-cell office:value-type="string" table:style-name="ce8">
            <text:p>Estudiante</text:p>
          </table:table-cell>
          <table:table-cell office:value-type="string" table:style-name="ce6">
            <text:p>El estudiante busca recursos educativos por materia, nivel academico y tipo de recurso (talleres, examenes, informacion relevante).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CU9</text:p>
          </table:table-cell>
          <table:table-cell office:value-type="string" table:style-name="ce8">
            <text:p>Calificar y reseñar sesion</text:p>
          </table:table-cell>
          <table:table-cell office:value-type="string" table:style-name="ce8">
            <text:p>Estudiante</text:p>
          </table:table-cell>
          <table:table-cell office:value-type="string" table:style-name="ce6">
            <text:p>El estudiante evalua la calidad de una sesion de tutoria con un tutor, dejando una calificacion y un comentario.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Caso_de_Uso(Administrador)" table:style-name="ta4"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2">
            <text:p>Caso de Uso</text:p>
          </table:table-cell>
          <table:table-cell office:value-type="string" table:style-name="ce3">
            <text:p>Actor</text:p>
          </table:table-cell>
          <table:table-cell office:value-type="string" table:style-name="ce3">
            <text:p>Descripcio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1</text:p>
          </table:table-cell>
          <table:table-cell office:value-type="string" table:style-name="ce5">
            <text:p>Iniciar sesion</text:p>
          </table:table-cell>
          <table:table-cell office:value-type="string" table:style-name="ce5">
            <text:p>Administrador</text:p>
          </table:table-cell>
          <table:table-cell office:value-type="string" table:style-name="ce4">
            <text:p>El administrador ingresa su informacion para acceder al panel de administracion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U2</text:p>
          </table:table-cell>
          <table:table-cell office:value-type="string" table:style-name="ce5">
            <text:p>Gestionar Usuarios</text:p>
          </table:table-cell>
          <table:table-cell office:value-type="string" table:style-name="ce5">
            <text:p>Administrador</text:p>
          </table:table-cell>
          <table:table-cell office:value-type="string" table:style-name="ce4">
            <text:p>El administrador, crea, edita, elimina y aprueba cuentas de usuarios (estudiantes y tutores)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U3</text:p>
          </table:table-cell>
          <table:table-cell office:value-type="string" table:style-name="ce5">
            <text:p>Revisar perfiles</text:p>
          </table:table-cell>
          <table:table-cell office:value-type="string" table:style-name="ce5">
            <text:p>Administrador</text:p>
          </table:table-cell>
          <table:table-cell office:value-type="string" table:style-name="ce4">
            <text:p>El administrador revisa los perfiles de usuarios(estudiantes y tutores) para verificar la informacion y garantizar el cumplimiento de las normas de la plataforma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U4</text:p>
          </table:table-cell>
          <table:table-cell office:value-type="string" table:style-name="ce5">
            <text:p>Monitorear sesiones</text:p>
          </table:table-cell>
          <table:table-cell office:value-type="string" table:style-name="ce5">
            <text:p>Administrador</text:p>
          </table:table-cell>
          <table:table-cell office:value-type="string" table:style-name="ce4">
            <text:p>El administrador monitorea las sesiones de tutoria en curso y completadas, revisando detalles como materia, fecha, tutor y estudiante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U5</text:p>
          </table:table-cell>
          <table:table-cell office:value-type="string" table:style-name="ce5">
            <text:p>Generar informes</text:p>
          </table:table-cell>
          <table:table-cell office:value-type="string" table:style-name="ce5">
            <text:p>Administrador</text:p>
          </table:table-cell>
          <table:table-cell office:value-type="string" table:style-name="ce4">
            <text:p>El administrador genera informes sobre el uso de la plataformqa, incluytendo numero de usuarios, sesiones de tutoria y material de estudio compartido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Isabela Solano Lopez</meta:initial-creator>
    <dc:creator>Isabela Solano Lopez</dc:creator>
    <meta:creation-date>2024-04-29T02:26:54Z</meta:creation-date>
    <dc:date>2024-05-21T21:52:00Z</dc:date>
  </office:meta>
</office:document-meta>
</file>